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0"/>
    <style:style style:name="co1" style:family="table-column">
      <style:table-column-properties fo:break-before="auto" style:column-width="6.905625cm"/>
    </style:style>
    <style:style style:name="co2" style:family="table-column">
      <style:table-column-properties fo:break-before="auto" style:column-width="5.08cm"/>
    </style:style>
    <style:style style:name="co3" style:family="table-column">
      <style:table-column-properties fo:break-before="auto" style:column-width="5.05354166666667cm"/>
    </style:style>
    <style:style style:name="co4" style:family="table-column">
      <style:table-column-properties fo:break-before="auto" style:column-width="3.33375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La mission</text:p>
          </table:table-cell>
          <table:table-cell office:value-type="string" table:style-name="ce1">
            <text:p>La Date du commencement</text:p>
          </table:table-cell>
          <table:table-cell office:value-type="string" table:style-name="ce1">
            <text:p>ate d'expiration</text:p>
          </table:table-cell>
          <table:table-cell office:value-type="string" table:style-name="ce1">
            <text:p>Duré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YSTEME D'IDENTIFICATION DE L'IRIS</text:p>
          </table:table-cell>
          <table:table-cell office:value-type="date" office:date-value="2020-12-03T00:00:00" table:style-name="ce2">
            <text:p>03/12/2020</text:p>
          </table:table-cell>
          <table:table-cell office:value-type="date" office:date-value="2020-12-04T00:00:00" table:style-name="ce2">
            <text:p>04/12/2020</text:p>
          </table:table-cell>
          <table:table-cell office:value-type="date" office:date-value="1900-01-01T00:00:00" table:formula="of:=[Sheet1.$C2]-[Sheet1.$B2]" table:style-name="ce2">
            <text:p>01/01/19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ase de données<text:s/></text:p>
          </table:table-cell>
          <table:table-cell office:value-type="date" office:date-value="2020-12-04T00:00:00" table:style-name="ce2">
            <text:p>04/12/2020</text:p>
          </table:table-cell>
          <table:table-cell office:value-type="date" office:date-value="2020-12-14T00:00:00" table:style-name="ce2">
            <text:p>14/12/2020</text:p>
          </table:table-cell>
          <table:table-cell office:value-type="date" office:date-value="1900-01-10T00:00:00" table:formula="of:=[Sheet1.$C3]-[Sheet1.$B3]" table:style-name="ce2">
            <text:p>10/01/1900</text:p>
          </table:table-cell>
          <table:table-cell table:style-name="ce1">
            <draw:frame draw:z-index="1" draw:id="id0" draw:style-name="a0" draw:name="Chart 1" svg:x="0.27083in" svg:y="0.11458in" svg:width="6.23958in" svg:height="3.31771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office:value-type="string" table:style-name="ce1">
            <text:p>Prétraitement</text:p>
          </table:table-cell>
          <table:table-cell office:value-type="date" office:date-value="2020-12-15T00:00:00" table:style-name="ce2">
            <text:p>15/12/2020</text:p>
          </table:table-cell>
          <table:table-cell office:value-type="date" office:date-value="2021-01-05T00:00:00" table:style-name="ce2">
            <text:p>05/01/2021</text:p>
          </table:table-cell>
          <table:table-cell office:value-type="date" office:date-value="1900-01-21T00:00:00" table:formula="of:=[Sheet1.$C4]-[Sheet1.$B4]" table:style-name="ce2">
            <text:p>21/01/19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xtraction des caractéristiques</text:p>
          </table:table-cell>
          <table:table-cell office:value-type="date" office:date-value="2021-01-01T00:00:00" table:style-name="ce2">
            <text:p>01/01/2021</text:p>
          </table:table-cell>
          <table:table-cell office:value-type="date" office:date-value="2021-01-06T00:00:00" table:style-name="ce2">
            <text:p>06/01/2021</text:p>
          </table:table-cell>
          <table:table-cell office:value-type="date" office:date-value="1900-01-05T00:00:00" table:formula="of:=[Sheet1.$C5]-[Sheet1.$B5]" table:style-name="ce2">
            <text:p>05/01/19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YSTEME D'IDENTIFICATION D'EMPREINTE DIGITALE</text:p>
          </table:table-cell>
          <table:table-cell office:value-type="date" office:date-value="2021-01-06T00:00:00" table:style-name="ce2">
            <text:p>06/01/2021</text:p>
          </table:table-cell>
          <table:table-cell office:value-type="date" office:date-value="2021-01-07T00:00:00" table:style-name="ce2">
            <text:p>07/01/2021</text:p>
          </table:table-cell>
          <table:table-cell office:value-type="date" office:date-value="1900-01-01T00:00:00" table:formula="of:=[Sheet1.$C6]-[Sheet1.$B6]" table:style-name="ce2">
            <text:p>01/01/19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ase de données<text:s/></text:p>
          </table:table-cell>
          <table:table-cell office:value-type="date" office:date-value="2021-01-07T00:00:00" table:style-name="ce2">
            <text:p>07/01/2021</text:p>
          </table:table-cell>
          <table:table-cell office:value-type="date" office:date-value="2021-01-12T00:00:00" table:style-name="ce2">
            <text:p>12/01/2021</text:p>
          </table:table-cell>
          <table:table-cell office:value-type="date" office:date-value="1900-01-05T00:00:00" table:formula="of:=[Sheet1.$C7]-[Sheet1.$B7]" table:style-name="ce2">
            <text:p>05/01/19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étraitement</text:p>
          </table:table-cell>
          <table:table-cell office:value-type="date" office:date-value="2021-01-08T00:00:00" table:style-name="ce2">
            <text:p>08/01/2021</text:p>
          </table:table-cell>
          <table:table-cell office:value-type="date" office:date-value="2021-01-25T00:00:00" table:style-name="ce2">
            <text:p>25/01/2021</text:p>
          </table:table-cell>
          <table:table-cell office:value-type="date" office:date-value="1900-01-17T00:00:00" table:formula="of:=[Sheet1.$C8]-[Sheet1.$B8]" table:style-name="ce2">
            <text:p>17/01/19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xtraction des caractéristiques</text:p>
          </table:table-cell>
          <table:table-cell office:value-type="date" office:date-value="2021-01-25T00:00:00" table:style-name="ce2">
            <text:p>25/01/2021</text:p>
          </table:table-cell>
          <table:table-cell office:value-type="date" office:date-value="2021-02-02T00:00:00" table:style-name="ce2">
            <text:p>02/02/2021</text:p>
          </table:table-cell>
          <table:table-cell office:value-type="date" office:date-value="1900-01-08T00:00:00" table:formula="of:=[Sheet1.$C9]-[Sheet1.$B9]" table:style-name="ce2">
            <text:p>08/01/19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DELISATION</text:p>
          </table:table-cell>
          <table:table-cell office:value-type="date" office:date-value="2021-02-01T00:00:00" table:style-name="ce2">
            <text:p>01/02/2021</text:p>
          </table:table-cell>
          <table:table-cell office:value-type="date" office:date-value="2021-02-18T00:00:00" table:style-name="ce2">
            <text:p>18/02/2021</text:p>
          </table:table-cell>
          <table:table-cell office:value-type="date" office:date-value="1900-01-17T00:00:00" table:formula="of:=[Sheet1.$C10]-[Sheet1.$B10]" table:style-name="ce2">
            <text:p>17/01/19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XPERIENCES ET RESULTATS</text:p>
          </table:table-cell>
          <table:table-cell office:value-type="date" office:date-value="2021-02-18T00:00:00" table:style-name="ce2">
            <text:p>18/02/2021</text:p>
          </table:table-cell>
          <table:table-cell office:value-type="date" office:date-value="2021-02-19T00:00:00" table:style-name="ce2">
            <text:p>19/02/2021</text:p>
          </table:table-cell>
          <table:table-cell office:value-type="date" office:date-value="1900-01-01T00:00:00" table:formula="of:=[Sheet1.$C11]-[Sheet1.$B11]" table:style-name="ce2">
            <text:p>01/01/19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HASE D'IDENTIFICATION</text:p>
          </table:table-cell>
          <table:table-cell office:value-type="date" office:date-value="2021-02-18T00:00:00" table:style-name="ce2">
            <text:p>18/02/2021</text:p>
          </table:table-cell>
          <table:table-cell office:value-type="date" office:date-value="2021-02-24T00:00:00" table:style-name="ce2">
            <text:p>24/02/2021</text:p>
          </table:table-cell>
          <table:table-cell office:value-type="date" office:date-value="1900-01-06T00:00:00" table:formula="of:=[Sheet1.$C12]-[Sheet1.$B12]" table:style-name="ce2">
            <text:p>06/01/19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USION BIOMETRIQUE MULTIMODALE</text:p>
          </table:table-cell>
          <table:table-cell office:value-type="date" office:date-value="2021-02-19T00:00:00" table:style-name="ce2">
            <text:p>19/02/2021</text:p>
          </table:table-cell>
          <table:table-cell office:value-type="date" office:date-value="2021-02-28T00:00:00" table:style-name="ce2">
            <text:p>28/02/2021</text:p>
          </table:table-cell>
          <table:table-cell office:value-type="date" office:date-value="1900-01-09T00:00:00" table:formula="of:=[Sheet1.$C13]-[Sheet1.$B13]" table:style-name="ce2">
            <text:p>09/01/19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ASES DE DONNEES BIOMETRIQUES MULTIMODALES</text:p>
          </table:table-cell>
          <table:table-cell office:value-type="date" office:date-value="2021-03-01T00:00:00" table:style-name="ce2">
            <text:p>01/03/2021</text:p>
          </table:table-cell>
          <table:table-cell office:value-type="date" office:date-value="2021-03-15T00:00:00" table:style-name="ce2">
            <text:p>15/03/2021</text:p>
          </table:table-cell>
          <table:table-cell office:value-type="date" office:date-value="1900-01-14T00:00:00" table:formula="of:=[Sheet1.$C14]-[Sheet1.$B14]" table:style-name="ce2">
            <text:p>14/01/19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USION DES SCORES</text:p>
          </table:table-cell>
          <table:table-cell office:value-type="date" office:date-value="2021-03-10T00:00:00" table:style-name="ce2">
            <text:p>10/03/2021</text:p>
          </table:table-cell>
          <table:table-cell office:value-type="date" office:date-value="2021-03-27T00:00:00" table:style-name="ce2">
            <text:p>27/03/2021</text:p>
          </table:table-cell>
          <table:table-cell office:value-type="date" office:date-value="1900-01-17T00:00:00" table:formula="of:=[Sheet1.$C15]-[Sheet1.$B15]" table:style-name="ce2">
            <text:p>17/01/19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PARAISON DES DEFERENTS SYSTEMES (UNIMODAL ET MULTIMODAL)</text:p>
          </table:table-cell>
          <table:table-cell office:value-type="date" office:date-value="2021-03-27T00:00:00" table:style-name="ce2">
            <text:p>27/03/2021</text:p>
          </table:table-cell>
          <table:table-cell office:value-type="date" office:date-value="2021-03-29T00:00:00" table:style-name="ce2">
            <text:p>29/03/2021</text:p>
          </table:table-cell>
          <table:table-cell office:value-type="date" office:date-value="1900-01-02T00:00:00" table:formula="of:=[Sheet1.$C16]-[Sheet1.$B16]" table:style-name="ce2">
            <text:p>02/01/1900</text:p>
          </table:table-cell>
          <table:table-cell table:number-columns-repeated="16380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table:number-columns-repeated="2" table:style-name="ce3"/>
          <table:table-cell table:number-columns-repeated="16381"/>
        </table:table-row>
        <table:table-row table:number-rows-repeated="1048555" table:style-name="ro1">
          <table:table-cell table:number-columns-repeated="16384"/>
        </table:table-row>
      </table:table>
      <table:database-ranges>
        <table:database-range table:target-range-address="Sheet1.A1:Sheet1.D16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meta:initial-creator>adrar</meta:initial-creator>
    <dc:creator>adrar</dc:creator>
    <meta:creation-date>2021-02-24T17:25:29Z</meta:creation-date>
    <dc:date>2021-02-24T21:37:49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family="chart" style:name="Wal0">
      <style:chart-properties chart:auto-size="true"/>
      <style:graphic-properties draw:fill="none" draw:stroke="non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.01389in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9">
      <style:chart-properties chart:gap-width="55" chart:overlap="100" chart:link-data-style-to-source="true" chart:visible="true" chart:logarithmic="false" chart:maximum="44284" chart:minimum="44168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7f7f7f" svg:stroke-opacity="100%" draw:stroke-linejoin="round" svg:stroke-linecap="butt"/>
    </style:style>
    <style:style style:family="chart" style:name="G0S0">
      <style:chart-properties chart:symbol-type="none" chart:vertical="true" chart:connect-bars="false" chart:solid-type="cuboid" chart:stacked="true" chart:percentage="false"/>
      <style:graphic-properties draw:fill="none" draw:stroke="none" draw:shadow="visible" draw:shadow-offset-x="0in" draw:shadow-offset-y="0.02083in" draw:shadow-color="#000000" draw:shadow-opacity="63%"/>
    </style:style>
    <style:style style:family="chart" style:name="G0S1">
      <style:chart-properties chart:symbol-type="none" chart:vertical="true" chart:connect-bars="false" chart:solid-type="cuboid" chart:stacked="true" chart:percentage="false"/>
      <style:graphic-properties draw:fill="gradient" draw:fill-gradient-name="a2" draw:stroke="none" draw:shadow="visible" draw:shadow-offset-x="0in" draw:shadow-offset-y="0.02083in" draw:shadow-color="#000000" draw:shadow-opacity="63%"/>
    </style:style>
    <style:style style:family="chart" style:name="Crt0">
      <style:chart-properties chart:three-dimensional="true" chart:deep="false" chart:symbol-type="none" chart:vertical="true" chart:connect-bars="false" chart:solid-type="cuboid" chart:stacked="true" chart:percentage="false" chart:include-hidden-cells="false" chart:treat-empty-cells="leave-gap"/>
      <style:graphic-properties draw:fill="gradient" draw:fill-gradient-name="a0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2f2f2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.01389in" fo:font-style="normal" style:font-style-asian="normal" style:font-style-complex="normal" fo:text-shadow="0in 0.04167in 0pc #000000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true" chart:deep="false" chart:vertical="true" chart:stacked="true" chart:auto-position="true" chart:right-angled-axes="true"/>
      <style:graphic-properties draw:fill="none" draw:stroke="none"/>
    </style:style>
  </office:automatic-styles>
  <office:body>
    <office:chart>
      <chart:chart chart:class="chart:bar" svg:height="238.8749606299212pt" svg:width="449.25pt" chart:style-name="Crt0">
        <chart:title chart:style-name="CT00">
          <text:p text:style-name="a1" text:class-names="" text:cond-style-name="">Chart Gantt</text:p>
        </chart:title>
        <chart:plot-area chart:style-name="Plt0" dr3d:transform="matrix (0.99564446382742067 -2.9808720977666348E-2 -8.833765790127851E-2 3.6833428844505495E-2 0.99619477459360894 7.8989047291030706E-2 8.5646950730101257E-2 -8.1898786474914415E-2 0.99295376962100956 0cm 0cm 0cm)" dr3d:vrp="(17634.621837378301 10271.482381764699 24594.863908273899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Sheet1.$A$2:.$A$16"/>
          </chart:axis>
          <chart:axis chart:dimension="y" chart:name="primary-y" chart:style-name="Axs1">
            <chart:grid chart:class="major" chart:style-name="GMa1"/>
          </chart:axis>
          <chart:axis chart:dimension="z" chart:name="primary-z" chart:style-name="Axs0"/>
          <chart:series chart:label-cell-address="Sheet1.$B$1" chart:values-cell-range-address="Sheet1.$B$2:.$B$16" chart:class="chart:bar" chart:attached-axis="primary-y" chart:style-name="G0S0">
            <chart:data-point chart:repeated="15"/>
          </chart:series>
          <chart:series chart:label-cell-address="Sheet1.$D$1" chart:values-cell-range-address="Sheet1.$D$2:.$D$16" chart:class="chart:bar" chart:attached-axis="primary-y" chart:style-name="G0S1">
            <chart:data-point chart:repeated="15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radial" draw:cx="50%" draw:cy="50%" draw:start-color="#262626" draw:end-color="#595959" draw:start-intensity="100%" draw:end-intensity="100%"/>
    <draw:gradient draw:name="a2" draw:style="linear" draw:angle="0" draw:start-color="#f18c55" draw:end-color="#f67b28" draw:start-intensity="100%" draw:end-intensity="100%"/>
  </office:styles>
</office:document-styles>
</file>